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e5dad"/>
    </style:style>
    <style:style style:name="P2" style:family="paragraph" style:parent-style-name="Standard">
      <style:paragraph-properties fo:text-align="start" style:justify-single-word="false"/>
      <style:text-properties officeooo:paragraph-rsid="0020106b"/>
    </style:style>
    <style:style style:name="P3" style:family="paragraph" style:parent-style-name="Standard">
      <style:paragraph-properties fo:text-align="start" style:justify-single-word="false"/>
      <style:text-properties officeooo:paragraph-rsid="0020d512"/>
    </style:style>
    <style:style style:name="P4" style:family="paragraph" style:parent-style-name="Standard">
      <style:paragraph-properties fo:text-align="center" style:justify-single-word="false"/>
      <style:text-properties officeooo:rsid="001e5dad" officeooo:paragraph-rsid="001e5dad"/>
    </style:style>
    <style:style style:name="P5" style:family="paragraph" style:parent-style-name="Standard">
      <style:paragraph-properties fo:text-align="start" style:justify-single-word="false"/>
      <style:text-properties officeooo:rsid="001e5dad" officeooo:paragraph-rsid="001e5dad"/>
    </style:style>
    <style:style style:name="P6" style:family="paragraph" style:parent-style-name="Standard">
      <style:paragraph-properties fo:text-align="start" style:justify-single-word="false"/>
      <style:text-properties officeooo:rsid="0020106b" officeooo:paragraph-rsid="0020106b"/>
    </style:style>
    <style:style style:name="P7" style:family="paragraph" style:parent-style-name="Standard">
      <style:paragraph-properties fo:text-align="start" style:justify-single-word="false"/>
      <style:text-properties officeooo:rsid="0020d512" officeooo:paragraph-rsid="0020106b"/>
    </style:style>
    <style:style style:name="P8" style:family="paragraph" style:parent-style-name="Standard">
      <style:paragraph-properties fo:text-align="start" style:justify-single-word="false"/>
      <style:text-properties officeooo:rsid="0020d512" officeooo:paragraph-rsid="0020d512"/>
    </style:style>
    <style:style style:name="P9" style:family="paragraph" style:parent-style-name="Standard">
      <style:paragraph-properties fo:text-align="center" style:justify-single-word="false"/>
      <style:text-properties officeooo:paragraph-rsid="00216e02"/>
    </style:style>
    <style:style style:name="T1" style:family="text">
      <style:text-properties officeooo:rsid="001e5dad"/>
    </style:style>
    <style:style style:name="T2" style:family="text">
      <style:text-properties officeooo:rsid="0020106b"/>
    </style:style>
    <style:style style:name="T3" style:family="text">
      <style:text-properties officeooo:rsid="0020d512"/>
    </style:style>
    <style:style style:name="T4" style:family="text">
      <style:text-properties officeooo:rsid="00216e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rabalho de Banco de Dados <text:line-break/>Conflito entre transações</text:p>
      <text:p text:style-name="P9"><text:span text:style-name="T1">Leonardo Joji Takii </text:span>GRR2015<text:span text:style-name="T4">3683</text:span></text:p>
      <text:p text:style-name="P9"><text:span text:style-name="T1"><text:s text:c="4"/>Michel Melo de Souza </text:span>GRR20159342</text:p>
      <text:p text:style-name="P5"/>
      <text:p text:style-name="P5">Explicação</text:p>
      <text:p text:style-name="P5"><text:tab/>Antes de começar a explicação dos algoritmos implementados abordaremos as três estruturas que utilizamos para dar suporte ao funcionamento do programa<text:tab/><text:tab/><text:line-break/><text:line-break/>Estruturas Usadas:</text:p>
      <text:p text:style-name="P5">typedef struct Operacao {</text:p>
      <text:p text:style-name="P1"><text:span text:style-name="T1"><text:tab/>int id; //identificador da transação(Nodo)</text:span></text:p>
      <text:p text:style-name="P1"><text:span text:style-name="T1"><text:tab/>char operacao; // operação sendo feita no atributo</text:span></text:p>
      <text:p text:style-name="P1"><text:span text:style-name="T1"><text:tab/>char atributoAlvo; // atributo alvo da transação</text:span></text:p>
      <text:p text:style-name="P1"><text:span text:style-name="T1"><text:tab/>int tempo; //identificador da operação e ordem de entrada</text:span></text:p>
      <text:p text:style-name="P5"/>
      <text:p text:style-name="P5">} Operacao;<text:tab/><text:line-break/></text:p>
      <text:p text:style-name="P5">typedef struct Nodo{</text:p>
      <text:p text:style-name="P5"><text:tab/>struct Nodo * filhos; // lista de filhos do nodo(verificação de conflito)</text:p>
      <text:p text:style-name="P1"><text:span text:style-name="T1"><text:tab/>int numFilhos; // número de filhos do nodo</text:span></text:p>
      <text:p text:style-name="P1"><text:span text:style-name="T1"><text:tab/>char estado; <text:s/>// para busca em largura</text:span></text:p>
      <text:p text:style-name="P5"><text:tab/>int id; // identificador do nodo</text:p>
      <text:p text:style-name="P5"/>
      <text:p text:style-name="P5"><text:tab/>Operacao * operList; //operações ligadas aquele nodo</text:p>
      <text:p text:style-name="P5"><text:tab/>int numOper; // número de operações ligadas aquele nodo(Tx)</text:p>
      <text:p text:style-name="P5">} Nodo;</text:p>
      <text:p text:style-name="P5"/>
      <text:p text:style-name="P5">typedef struct Agendamento{</text:p>
      <text:p text:style-name="P5"/>
      <text:p text:style-name="P5"><text:tab/>Operacao * operList; //Operacaos do agendamento;</text:p>
      <text:p text:style-name="P5"><text:tab/>Nodo * nodoList; //nodos do agendamento</text:p>
      <text:p text:style-name="P5"><text:tab/>int numNodos; //número de nodos do agendamento</text:p>
      <text:p text:style-name="P5"><text:tab/>int numOper; // número de operações do agendamento</text:p>
      <text:p text:style-name="P5"/>
      <text:p text:style-name="P5">} Agendamento;</text:p>
      <text:p text:style-name="P5"/>
      <text:p text:style-name="P6">Essas estruturas servem para facilitar o acesso aos dados, além deles não ficarem muitos dispersos dentro do programa.</text:p>
      <text:p text:style-name="P6"/>
      <text:p text:style-name="P6">Algoritmos:</text:p>
      <text:p text:style-name="P6"><text:tab/>Algoritmo de Conflito</text:p>
      <text:p text:style-name="P6"><text:tab/><text:tab/>O algoritmo de conflito segue a lógica padrão apresentada em sala possuindo três tipos de condições(R-W, W-R, W-W). Para determinar se o grafo montado possui um ciclo ou não utilizamos a busca em largura. Escolhemos largura por ser um método mais rápido no caso de um grande número de nodos onde cada nodo tem um grande número de aresta.</text:p>
      <text:p text:style-name="P6"><text:tab/>Algoritmo de Equivalência de Visão</text:p>
      <text:p text:style-name="P2"><text:span text:style-name="T2"><text:tab/><text:tab/>O algoritmo de equivalência também se aplica a lógica padrão, porém para alcançar isso diferentemente do conflito utilizamos um jeito personalizado. <text:s/>Primeiramente pegamos a última operação do agendamento cuja operação a ser feita se já wrtie('W') assim o id da transação que está fazendo essa operação é salvo como idUlt. Em seguida é montado um vetor com todos os ids das transações sem a transação que tem id igual a idUlt. Em seguida esse vetor é jogado numa função </text:span><text:soft-page-break/><text:span text:style-name="T2">de permutação. Sempre que a função de permutação chega a uma combinação nova ele chama outra função. Dentro dessa função ele organiza uma nova lista de operações pegando as operações na ordem dos ids que estão no vetor que passou pela permutação e por fim adiciona as operações da transação que tem idUlt. Então começa uma busca por um read na lista de operações. Assim que encontrado buscasse um write de outra transação que afete aquele mesmo atributo. Caso tal write seja encontrado é feito um if que comparada a posição das operações na lista atual fazendo um and com a posição original delas no agendamento. O if demonstrado ficaria assim:</text:span></text:p>
      <text:p text:style-name="P7"/>
      <text:p text:style-name="P3"><text:span text:style-name="T3"><text:tab/><text:tab/><text:tab/>(!((vetorOper[i].tempo &lt; vetorOper[j].tempo)==( i &lt; j))) </text:span></text:p>
      <text:p text:style-name="P8"/>
      <text:p text:style-name="P3"><text:span text:style-name="T3"><text:tab/>VetorOper é o vetor das operações com arranjo. <text:line-break/><text:tab/>Caso o tempo das operações i seja menor que o j e se i &lt; j isso significa que ambas estão na mesma ordem o mesmo acontece se i &gt; j e tempo de i maior que tempo de j. No entanto se i &lt; j != de tempo de i &lt; tempo de j( e vice-versa) significa que as operações não estão na ordem ideal. Caso isso ocorra a busca para e retorna 1(não equivalente). Se ele percorrer até o final e não for parado então a visão é equivalente e retorna 0.</text:span></text:p>
      <text:p text:style-name="P8"><text:tab/></text:p>
      <text:p text:style-name="P8"><text:tab/></text:p>
      <text:p text:style-name="P8"/>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21:33:22.88</meta:creation-date>
    <dc:date>2017-11-22T17:24:47.157149726</dc:date>
    <meta:editing-duration>PT4M33S</meta:editing-duration>
    <meta:editing-cycles>2</meta:editing-cycles>
    <meta:generator>LibreOffice/5.1.6.2$Linux_X86_64 LibreOffice_project/10m0$Build-2</meta:generator>
    <meta:document-statistic meta:table-count="0" meta:image-count="0" meta:object-count="0" meta:page-count="2" meta:paragraph-count="36" meta:word-count="546" meta:character-count="3283" meta:non-whitespace-character-count="2727"/>
  </office:meta>
</office:document-meta>
</file>